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141cm" style:rel-column-width="5460*"/>
    </style:style>
    <style:style style:name="Table1.F" style:family="table-column">
      <style:table-column-properties style:column-width="2.143cm" style:rel-column-width="5466*"/>
    </style:style>
    <style:style style:name="Table1.L" style:family="table-column">
      <style:table-column-properties style:column-width="2.145cm" style:rel-column-width="5469*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B2" style:family="table-cell">
      <style:table-cell-properties fo:background-color="#eeeeee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C2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e1.D2" style:family="table-cell">
      <style:table-cell-properties fo:background-color="#f6f9d4" fo:padding="0.097cm" fo:border-left="none" fo:border-right="0.5pt solid #000000" fo:border-top="none" fo:border-bottom="none" style:writing-mode="page">
        <style:background-image/>
      </style:table-cell-properties>
    </style:style>
    <style:style style:name="Table1.K2" style:family="table-cell">
      <style:table-cell-properties fo:background-color="#f7d1d5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L2" style:family="table-cell">
      <style:table-cell-properties fo:background-color="#f7d1d5" fo:padding="0.097cm" fo:border-left="none" fo:border-right="0.5pt solid #000000" fo:border-top="none" fo:border-bottom="none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3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#eeeeee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#f6f9d4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.K3" style:family="table-cell">
      <style:table-cell-properties fo:background-color="#f7d1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L3" style:family="table-cell">
      <style:table-cell-properties fo:background-color="#f7d1d5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none" style:writing-mode="page"/>
    </style:style>
    <style:style style:name="Table1.A5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#eeeeee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#f6f9d4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1.K6" style:family="table-cell">
      <style:table-cell-properties fo:background-color="#f7d1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6" style:family="table-cell">
      <style:table-cell-properties fo:background-color="#f7d1d5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pt" fo:country="BR" officeooo:rsid="0018eebb" officeooo:paragraph-rsid="0018eebb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text-properties fo:language="pt" fo:country="BR" officeooo:rsid="00193322" officeooo:paragraph-rsid="0019332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Fira Mono" fo:font-size="10pt" fo:language="pt" fo:country="BR" officeooo:rsid="0018eebb" officeooo:paragraph-rsid="0018eebb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Fira Mono" fo:font-size="10pt" fo:language="pt" fo:country="BR" officeooo:rsid="0018eebb" officeooo:paragraph-rsid="0018eebb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Fira Mono" fo:font-size="10pt" fo:language="pt" fo:country="BR" officeooo:rsid="0018eebb" officeooo:paragraph-rsid="0018e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Fira Mono" fo:font-size="10pt" fo:language="pt" fo:country="BR" officeooo:rsid="0018eebb" officeooo:paragraph-rsid="0018ee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Fira Mono" fo:font-size="10pt" fo:language="pt" fo:country="BR" officeooo:rsid="0018eebb" officeooo:paragraph-rsid="0018e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0pt" fo:language="pt" fo:country="BR" officeooo:rsid="0019af2f" officeooo:paragraph-rsid="0019af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text-outline="false" style:text-line-through-style="none" style:text-line-through-type="none" style:font-name="Fira Mono" fo:font-size="10pt" fo:language="pt" fo:country="BR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text-outline="false" style:text-line-through-style="none" style:text-line-through-type="none" style:font-name="Fira Mono" fo:font-size="10pt" fo:language="pt" fo:country="BR" fo:font-style="normal" fo:text-shadow="none" style:text-underline-style="none" fo:font-weight="normal" officeooo:paragraph-rsid="0018eebb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text-properties fo:language="pt" fo:country="BR" officeooo:rsid="001aeadf" officeooo:paragraph-rsid="001aeadf"/>
    </style:style>
    <style:style style:name="P13" style:family="paragraph" style:parent-style-name="Standard">
      <style:text-properties style:font-name="Fira Mono" fo:font-size="10pt" fo:language="pt" fo:country="BR" officeooo:rsid="0018eebb" officeooo:paragraph-rsid="0018eebb" style:font-size-asian="10pt" style:font-size-complex="10pt"/>
    </style:style>
    <style:style style:name="P14" style:family="paragraph" style:parent-style-name="Standard">
      <style:text-properties style:font-name="Fira Mono" fo:font-size="10pt" fo:language="pt" fo:country="BR" officeooo:rsid="001aeadf" officeooo:paragraph-rsid="001aeadf" style:font-size-asian="10pt" style:font-size-complex="10pt"/>
    </style:style>
    <style:style style:name="P15" style:family="paragraph" style:parent-style-name="Standard">
      <style:text-properties fo:font-size="10pt" fo:language="pt" fo:country="BR" officeooo:rsid="0018eebb" officeooo:paragraph-rsid="0018eebb" style:font-size-asian="10pt" style:font-size-complex="10pt"/>
    </style:style>
    <style:style style:name="T1" style:family="text">
      <style:text-properties officeooo:rsid="00193322"/>
    </style:style>
    <style:style style:name="T2" style:family="text">
      <style:text-properties style:font-name="Fira Mono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column table:style-name="Table1.A" table:number-columns-repeated="5"/>
        <table:table-column table:style-name="Table1.L"/>
        <table:table-row>
          <table:table-cell table:style-name="Table1.A1" table:number-rows-spanned="2" office:value-type="string">
            <text:p text:style-name="P9"/>
          </table:table-cell>
          <table:table-cell table:style-name="Table1.B1" table:number-columns-spanned="3" office:value-type="string">
            <text:p text:style-name="P6">1a_semana</text:p>
          </table:table-cell>
          <table:covered-table-cell/>
          <table:covered-table-cell/>
          <table:table-cell table:style-name="Table1.B1" table:number-columns-spanned="3" office:value-type="string">
            <text:p text:style-name="P6">2a_semana</text:p>
          </table:table-cell>
          <table:covered-table-cell/>
          <table:covered-table-cell/>
          <table:table-cell table:style-name="Table1.B1" table:number-columns-spanned="3" office:value-type="string">
            <text:p text:style-name="P6">3_semana</text:p>
          </table:table-cell>
          <table:covered-table-cell/>
          <table:covered-table-cell/>
          <table:table-cell table:style-name="Table1.B1" table:number-columns-spanned="2" office:value-type="string">
            <text:p text:style-name="P7">Final</text:p>
          </table:table-cell>
          <table:covered-table-cell/>
        </table:table-row>
        <table:table-row>
          <table:covered-table-cell table:style-name="Table1.A1"/>
          <table:table-cell table:style-name="Table1.B2" office:value-type="string">
            <text:p text:style-name="P10">Planilha</text:p>
          </table:table-cell>
          <table:table-cell table:style-name="Table1.C2" office:value-type="string">
            <text:p text:style-name="P10">Relatório</text:p>
          </table:table-cell>
          <table:table-cell table:style-name="Table1.D2" office:value-type="string">
            <text:p text:style-name="P10">NOTA</text:p>
          </table:table-cell>
          <table:table-cell table:style-name="Table1.B2" office:value-type="string">
            <text:p text:style-name="P10">Planilha</text:p>
          </table:table-cell>
          <table:table-cell table:style-name="Table1.C2" office:value-type="string">
            <text:p text:style-name="P10">Relatório</text:p>
          </table:table-cell>
          <table:table-cell table:style-name="Table1.D2" office:value-type="string">
            <text:p text:style-name="P10">NOTA</text:p>
          </table:table-cell>
          <table:table-cell table:style-name="Table1.B2" office:value-type="string">
            <text:p text:style-name="P10">Planilha</text:p>
          </table:table-cell>
          <table:table-cell table:style-name="Table1.C2" office:value-type="string">
            <text:p text:style-name="P10">Relatório</text:p>
          </table:table-cell>
          <table:table-cell table:style-name="Table1.D2" office:value-type="string">
            <text:p text:style-name="P10">NOTA</text:p>
          </table:table-cell>
          <table:table-cell table:style-name="Table1.K2" office:value-type="string">
            <text:p text:style-name="P11">NOTA</text:p>
          </table:table-cell>
          <table:table-cell table:style-name="Table1.L2" office:value-type="string">
            <text:p text:style-name="P4">MENÇÃO</text:p>
          </table:table-cell>
        </table:table-row>
        <table:table-row>
          <table:table-cell table:style-name="Table1.A3" office:value-type="string">
            <text:p text:style-name="P5">d-1</text:p>
          </table:table-cell>
          <table:table-cell table:style-name="Table1.B3" office:value-type="string">
            <text:p text:style-name="P5">7</text:p>
          </table:table-cell>
          <table:table-cell table:style-name="Table1.C3" office:value-type="string">
            <text:p text:style-name="P5">3</text:p>
          </table:table-cell>
          <table:table-cell table:style-name="Table1.D3" office:value-type="string">
            <text:p text:style-name="P5">4.56</text:p>
          </table:table-cell>
          <table:table-cell table:style-name="Table1.B3" office:value-type="string">
            <text:p text:style-name="P5">7</text:p>
          </table:table-cell>
          <table:table-cell table:style-name="Table1.C3" office:value-type="string">
            <text:p text:style-name="P5">5</text:p>
          </table:table-cell>
          <table:table-cell table:style-name="Table1.D3" office:value-type="string">
            <text:p text:style-name="P5">5.78</text:p>
          </table:table-cell>
          <table:table-cell table:style-name="Table1.B3" office:value-type="string">
            <text:p text:style-name="P5">5</text:p>
          </table:table-cell>
          <table:table-cell table:style-name="Table1.C3" office:value-type="string">
            <text:p text:style-name="P5">7</text:p>
          </table:table-cell>
          <table:table-cell table:style-name="Table1.D3" office:value-type="string">
            <text:p text:style-name="P5">6.22</text:p>
          </table:table-cell>
          <table:table-cell table:style-name="Table1.K3" office:value-type="string">
            <text:p text:style-name="P5">5.77</text:p>
          </table:table-cell>
          <table:table-cell table:style-name="Table1.L3" office:value-type="string">
            <text:p text:style-name="P5">MM</text:p>
          </table:table-cell>
        </table:table-row>
        <table:table-row>
          <table:table-cell table:style-name="Table1.A4" office:value-type="string">
            <text:p text:style-name="P8">d-2</text:p>
          </table:table-cell>
          <table:table-cell table:style-name="Table1.B2" office:value-type="string">
            <text:p text:style-name="P5">8</text:p>
          </table:table-cell>
          <table:table-cell table:style-name="Table1.C2" office:value-type="string">
            <text:p text:style-name="P5">0</text:p>
          </table:table-cell>
          <table:table-cell table:style-name="Table1.D2" office:value-type="string">
            <text:p text:style-name="P5">3.11</text:p>
          </table:table-cell>
          <table:table-cell table:style-name="Table1.B2" office:value-type="string">
            <text:p text:style-name="P5">8</text:p>
          </table:table-cell>
          <table:table-cell table:style-name="Table1.C2" office:value-type="string">
            <text:p text:style-name="P5">0</text:p>
          </table:table-cell>
          <table:table-cell table:style-name="Table1.D2" office:value-type="string">
            <text:p text:style-name="P5">3.11</text:p>
          </table:table-cell>
          <table:table-cell table:style-name="Table1.B2" office:value-type="string">
            <text:p text:style-name="P5">8</text:p>
          </table:table-cell>
          <table:table-cell table:style-name="Table1.C2" office:value-type="string">
            <text:p text:style-name="P5">10</text:p>
          </table:table-cell>
          <table:table-cell table:style-name="Table1.D2" office:value-type="string">
            <text:p text:style-name="P5">9.22</text:p>
          </table:table-cell>
          <table:table-cell table:style-name="Table1.K2" office:value-type="string">
            <text:p text:style-name="P5">6.17</text:p>
          </table:table-cell>
          <table:table-cell table:style-name="Table1.L2" office:value-type="string">
            <text:p text:style-name="P5">MM</text:p>
          </table:table-cell>
        </table:table-row>
        <table:table-row>
          <table:table-cell table:style-name="Table1.A5" office:value-type="string">
            <text:p text:style-name="P8">d-3</text:p>
          </table:table-cell>
          <table:table-cell table:style-name="Table1.B3" office:value-type="string">
            <text:p text:style-name="P5">8</text:p>
          </table:table-cell>
          <table:table-cell table:style-name="Table1.C3" office:value-type="string">
            <text:p text:style-name="P5">0</text:p>
          </table:table-cell>
          <table:table-cell table:style-name="Table1.D3" office:value-type="string">
            <text:p text:style-name="P5">3.11</text:p>
          </table:table-cell>
          <table:table-cell table:style-name="Table1.B3" office:value-type="string">
            <text:p text:style-name="P5">8</text:p>
          </table:table-cell>
          <table:table-cell table:style-name="Table1.C3" office:value-type="string">
            <text:p text:style-name="P5">8</text:p>
          </table:table-cell>
          <table:table-cell table:style-name="Table1.D3" office:value-type="string">
            <text:p text:style-name="P5">8.00</text:p>
          </table:table-cell>
          <table:table-cell table:style-name="Table1.B3" office:value-type="string">
            <text:p text:style-name="P5">9</text:p>
          </table:table-cell>
          <table:table-cell table:style-name="Table1.C3" office:value-type="string">
            <text:p text:style-name="P5">9</text:p>
          </table:table-cell>
          <table:table-cell table:style-name="Table1.D3" office:value-type="string">
            <text:p text:style-name="P5">9.00</text:p>
          </table:table-cell>
          <table:table-cell table:style-name="Table1.K3" office:value-type="string">
            <text:p text:style-name="P5">7.57</text:p>
          </table:table-cell>
          <table:table-cell table:style-name="Table1.L3" office:value-type="string">
            <text:p text:style-name="P5">MS</text:p>
          </table:table-cell>
        </table:table-row>
        <table:table-row>
          <table:table-cell table:style-name="Table1.A6" office:value-type="string">
            <text:p text:style-name="P8">d-4</text:p>
          </table:table-cell>
          <table:table-cell table:style-name="Table1.B6" office:value-type="string">
            <text:p text:style-name="P5">7</text:p>
          </table:table-cell>
          <table:table-cell table:style-name="Table1.C6" office:value-type="string">
            <text:p text:style-name="P5">10</text:p>
          </table:table-cell>
          <table:table-cell table:style-name="Table1.D6" office:value-type="string">
            <text:p text:style-name="P5">8.83</text:p>
          </table:table-cell>
          <table:table-cell table:style-name="Table1.B6" office:value-type="string">
            <text:p text:style-name="P5">9</text:p>
          </table:table-cell>
          <table:table-cell table:style-name="Table1.C6" office:value-type="string">
            <text:p text:style-name="P5">10</text:p>
          </table:table-cell>
          <table:table-cell table:style-name="Table1.D6" office:value-type="string">
            <text:p text:style-name="P5">9.61</text:p>
          </table:table-cell>
          <table:table-cell table:style-name="Table1.B6" office:value-type="string">
            <text:p text:style-name="P5">9</text:p>
          </table:table-cell>
          <table:table-cell table:style-name="Table1.C6" office:value-type="string">
            <text:p text:style-name="P5">10</text:p>
          </table:table-cell>
          <table:table-cell table:style-name="Table1.D6" office:value-type="string">
            <text:p text:style-name="P5">9.61</text:p>
          </table:table-cell>
          <table:table-cell table:style-name="Table1.K6" office:value-type="string">
            <text:p text:style-name="P5">9.46</text:p>
          </table:table-cell>
          <table:table-cell table:style-name="Table1.L6" office:value-type="string">
            <text:p text:style-name="P5">SS</text:p>
          </table:table-cell>
        </table:table-row>
      </table:table>
      <text:p text:style-name="Standard"/>
      <text:p text:style-name="P2"/>
      <text:p text:style-name="P15"><text:span text:style-name="T2">A nota é calculada da seguinte forma:</text:span><text:line-break/></text:p>
      <text:p text:style-name="P13">* planilhas (peso 7)</text:p>
      <text:p text:style-name="P13">* relatórios (peso 11)</text:p>
      <text:p text:style-name="P13">* 1a_semana (peso <text:span text:style-name="T1">13)</text:span></text:p>
      <text:p text:style-name="P13">* <text:span text:style-name="T1">2a_semana (peso 21)</text:span></text:p>
      <text:p text:style-name="P13">* <text:span text:style-name="T1">3a_semana (peso 34)</text:span></text:p>
      <text:p text:style-name="P1"/>
      <text:p text:style-name="P3"><draw:frame draw:style-name="fr1" draw:name="Object1" text:anchor-type="as-char" svg:y="-1.214cm" svg:width="18.018cm" svg:height="1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12"/>
      <text:p text:style-name="P12"/>
      <text:p text:style-name="P14">d-1 → Anne Capdeville [221031111] &amp; Renata Quadros [211063013]</text:p>
      <text:p text:style-name="P14">d-2 → Thomas Queiroz [211062526]</text:p>
      <text:p text:style-name="P14">d-3 → Maria Eduarda Vieira [221008356] &amp; Patrícia Helena [221037993]</text:p>
      <text:p text:style-name="P14">d-4 → Pablo Serra <text:s/>[221008679] &amp; Thiago da Silva [222021970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5:32:03.354223649</meta:creation-date>
    <dc:date>2023-02-15T19:25:12.409152301</dc:date>
    <meta:editing-duration>PT36S</meta:editing-duration>
    <meta:editing-cycles>2</meta:editing-cycles>
    <meta:generator>LibreOffice/7.3.7.2$Linux_X86_64 LibreOffice_project/30$Build-2</meta:generator>
    <meta:document-statistic meta:table-count="1" meta:image-count="0" meta:object-count="1" meta:page-count="1" meta:paragraph-count="74" meta:word-count="124" meta:character-count="581" meta:non-whitespace-character-count="528"/>
  </office:meta>
</office:document-meta>
</file>

<file path=Object 1/content.xml><?xml version="1.0" encoding="utf-8"?>
<math xmlns="http://www.w3.org/1998/Math/MathML" display="block">
  <semantics>
    <mrow>
      <mi mathvariant="italic">nota</mi>
      <mo stretchy="false">=</mo>
      <mfrac>
        <mrow>
          <mrow>
            <mn>13</mn>
            <mo stretchy="false">⋅</mo>
            <mrow>
              <mo fence="true" form="prefix" stretchy="false">[</mo>
              <mrow>
                <mfrac>
                  <mrow>
                    <mrow>
                      <mn>7</mn>
                      <mo stretchy="false">⋅</mo>
                      <msub>
                        <mi mathvariant="italic">planilha</mi>
                        <mn>1</mn>
                      </msub>
                    </mrow>
                    <mo stretchy="false">+</mo>
                    <mrow>
                      <mn>11</mn>
                      <mo stretchy="false">⋅</mo>
                      <msub>
                        <mi mathvariant="italic">relatorio</mi>
                        <mn>1</mn>
                      </msub>
                    </mrow>
                  </mrow>
                  <mn>18</mn>
                </mfrac>
              </mrow>
              <mo fence="true" form="postfix" stretchy="false">]</mo>
            </mrow>
          </mrow>
          <mo stretchy="false">+</mo>
          <mrow>
            <mn>21</mn>
            <mo stretchy="false">⋅</mo>
            <mrow>
              <mo fence="true" form="prefix" stretchy="false">[</mo>
              <mrow>
                <mfrac>
                  <mrow>
                    <mrow>
                      <mn>7</mn>
                      <mo stretchy="false">⋅</mo>
                      <msub>
                        <mi mathvariant="italic">planilha</mi>
                        <mn>2</mn>
                      </msub>
                    </mrow>
                    <mo stretchy="false">+</mo>
                    <mrow>
                      <mn>11</mn>
                      <mo stretchy="false">⋅</mo>
                      <msub>
                        <mi mathvariant="italic">relatorio</mi>
                        <mn>2</mn>
                      </msub>
                    </mrow>
                  </mrow>
                  <mn>18</mn>
                </mfrac>
              </mrow>
              <mo fence="true" form="postfix" stretchy="false">]</mo>
            </mrow>
          </mrow>
          <mo stretchy="false">+</mo>
          <mrow>
            <mn>34</mn>
            <mo stretchy="false">⋅</mo>
            <mrow>
              <mo fence="true" form="prefix" stretchy="false">[</mo>
              <mrow>
                <mfrac>
                  <mrow>
                    <mrow>
                      <mn>7</mn>
                      <mo stretchy="false">⋅</mo>
                      <msub>
                        <mi mathvariant="italic">planilha</mi>
                        <mn>3</mn>
                      </msub>
                    </mrow>
                    <mo stretchy="false">+</mo>
                    <mrow>
                      <mn>11</mn>
                      <mo stretchy="false">⋅</mo>
                      <msub>
                        <mi mathvariant="italic">relatorio</mi>
                        <mn>3</mn>
                      </msub>
                    </mrow>
                  </mrow>
                  <mn>18</mn>
                </mfrac>
              </mrow>
              <mo fence="true" form="postfix" stretchy="false">]</mo>
            </mrow>
          </mrow>
        </mrow>
        <mn>68</mn>
      </mfrac>
    </mrow>
    <annotation encoding="StarMath 5.0">nota =  {13 cdot [{7 cdot planilha_1 + 11 cdot relatorio_1} over 18] + 21 cdot [{7 cdot planilha_2 + 11 cdot relatorio_2} over 18] + 34 cdot [{7 cdot planilha_3 + 11 cdot relatorio_3} over 18]} over 68</annotation>
  </semantics>
</math>
</file>